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Dear ____,</text:p>
      <text:p text:style-name="Standard"/>
      <text:p text:style-name="Standard">The transitions that I have already made in my professional career is proof that I can thrive in any environment and under any circumstance. With a background in administrative work as well as automotive sales with proven success, I am looking to use my previous experience along with my fresh out the oven coding skills to join your team of developers as an intern!</text:p>
      <text:p text:style-name="Standard"/>
      <text:p text:style-name="Standard">Working as an IELTS test administrator <text:s/>you have to stay up to date on all guidelines that IELTS releases on a weekly basis. Using coworkers as a source of information I was constantly with exchanging helpful tips and critique . I attended 3 IELTS conferences and had presentations regarding test day procedures/efficiency tips and how to make international students feel more comfortable in a testing environment. These conferences I felt were most beneficial because it was a chance for 35 administrators to get together and brainstorm how to make our test that much better than the competition. </text:p>
      <text:p text:style-name="Standard"/>
      <text:p text:style-name="Standard">I still can't believe that i've been given the chance to go from no programming background to being able to confidently go into any situation a project may present and be able to take it on with no fear. I've learned how to work shoulder to shoulder with a fellow developer on a project productively and i've also learned how to work on my own but in sync with others in my group without issue. I honestly get giddy thinking about having the chance to become a toad and join a company that I know I can benefit from day 1 because of what i've learned at Epicodus.</text:p>
      <text:p text:style-name="Standard"/>
      <text:p text:style-name="Standard">Confident my skills and sweet Star Wars tattoo make me prime toad material, I respectfully submit my resume for your review. I would also like to request a personal meeting to discuss the opportunity further, I will make myself available at your convenience and look forward to your call. Thank you for your time and consideratio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Marcos Moncivais</meta:initial-creator>
    <meta:creation-date>2015-09-15T21:09:33</meta:creation-date>
    <dc:date>2015-09-16T02:18:50</dc:date>
    <dc:creator>Jose Marcos Moncivais</dc:creator>
    <meta:editing-duration>PT52M5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5" meta:word-count="327" meta:character-count="1868"/>
  </office:meta>
</office:document-meta>
</file>